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 style:master-page-name="">
      <style:table-properties style:width="17.501cm" style:page-number="auto" fo:break-before="auto" fo:break-after="auto" table:align="margins" style:shadow="none" fo:keep-with-next="auto" style:may-break-between-rows="true" table:border-model="collapsing"/>
    </style:style>
    <style:style style:name="Таблица2.A" style:family="table-column">
      <style:table-column-properties style:column-width="4.376cm" style:rel-column-width="16383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248451" officeooo:paragraph-rsid="00248451"/>
    </style:style>
    <style:style style:name="P2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b4095" officeooo:paragraph-rsid="001b4095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b04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8451" officeooo:paragraph-rsid="002484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3" fo:font-size="13pt" fo:font-style="normal" fo:text-shadow="none" style:text-underline-style="none" fo:font-weight="normal" officeooo:rsid="00248451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3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3" fo:font-size="13pt" fo:font-style="normal" fo:text-shadow="none" style:text-underline-style="none" fo:font-weight="normal" officeooo:paragraph-rsid="00248451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3" fo:font-size="10pt" fo:font-style="normal" fo:text-shadow="none" style:text-underline-style="none" fo:font-weight="normal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3" fo:font-size="10pt" fo:font-style="normal" fo:text-shadow="none" style:text-underline-style="none" fo:font-weight="normal" officeooo:rsid="00248451" officeooo:paragraph-rsid="0024845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Heading_20_1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008e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e008e"/>
    </style:style>
    <style:style style:name="T5" style:family="text">
      <style:text-properties officeooo:rsid="0024845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ермский филиал федерального государственного автономного</text:p>
      <text:p text:style-name="P3">образовательного учреждения высшего образования</text:p>
      <text:p text:style-name="P3">“Национальный исследовательский университет</text:p>
      <text:p text:style-name="P3">“Высшая школа экономики”</text:p>
      <text:p text:style-name="P3"/>
      <text:p text:style-name="P3"/>
      <text:p text:style-name="P3"/>
      <text:p text:style-name="P3"/>
      <text:p text:style-name="P3">Факультет профессиональной переподготовки</text:p>
      <text:p text:style-name="P3"/>
      <text:p text:style-name="P3"/>
      <text:p text:style-name="P3"/>
      <text:p text:style-name="P3"/>
      <text:p text:style-name="P3">Калашников Андрей Дмитриевич</text:p>
      <text:p text:style-name="P3"/>
      <text:p text:style-name="P3"/>
      <text:p text:style-name="P3"/>
      <text:p text:style-name="P3"/>
      <text:p text:style-name="P4">РАЗРАБОТКА ИНФОРМАЦИОННОЙ СИСТЕМЫ ПОДБОРА КОМПЬЮТЕРНЫХ КОМПЛЕКТУЮЩИХ</text:p>
      <text:p text:style-name="P3"/>
      <text:p text:style-name="P5">Квалификационная работа</text:p>
      <text:p text:style-name="P3"/>
      <text:p text:style-name="P3"/>
      <text:p text:style-name="P3"/>
      <text:p text:style-name="P3"/>
      <text:p text:style-name="P3"/>
      <table:table table:name="Таблица2" table:style-name="Таблица2" table:template-name="Базовый">
        <table:table-column table:style-name="Таблица2.A" table:number-columns-repeated="4"/>
        <table:table-row table:style-name="Таблица2.1">
          <table:table-cell table:style-name="Таблица2.A1" office:value-type="string">
            <text:p text:style-name="P10">Руководитель темы</text:p>
          </table:table-cell>
          <table:table-cell table:style-name="Таблица2.A1" office:value-type="string">
            <text:p text:style-name="P11"/>
          </table:table-cell>
          <table:table-cell table:style-name="Таблица2.C1" office:value-type="string">
            <text:p text:style-name="P11"/>
          </table:table-cell>
          <table:table-cell table:style-name="Таблица2.A1" office:value-type="string">
            <text:p text:style-name="P12"><text:span text:style-name="T5">В. В. </text:span>Лебедев</text:p>
          </table:table-cell>
        </table:table-row>
        <table:table-row table:style-name="Таблица2.1"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13"/>
          </table:table-cell>
          <table:table-cell table:style-name="Таблица2.A1" office:value-type="string">
            <text:p text:style-name="P15"><text:span text:style-name="T1">(</text:span>подпись, дата<text:span text:style-name="T1">)</text:span></text:p>
          </table:table-cell>
          <table:table-cell table:style-name="Таблица2.A1" office:value-type="string">
            <text:p text:style-name="P14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Пермь, 2018 г.</text:p>
      <text:p text:style-name="P2">АННОТАЦИЯ</text:p>
      <text:p text:style-name="Text_20_body">Автор — Калашников Андрей Дмитриевич</text:p>
      <text:p text:style-name="Text_20_body">Тема работы - «Разработка информационной системы подбора компьютерных комплектующих»</text:p>
      <text:p text:style-name="Text_20_body">Год издания — 2018</text:p>
      <text:p text:style-name="Text_20_body">Издательство — <text:span text:style-name="T3">Факультет профессиональной переподготовки НИУ ВШЭ — Пермь</text:span></text:p>
      <text:p text:style-name="Text_20_body"><text:span text:style-name="T3">Количество глав — </text:span><text:span text:style-name="T2">&lt;</text:span><text:span text:style-name="T4">ЗАМЕНИТЬ</text:span><text:span text:style-name="T2">&gt;</text:span></text:p>
      <text:p text:style-name="Text_20_body"><text:span text:style-name="T3">В работе рассмотрены </text:span><text:span text:style-name="T4">вопросы, связанные с анализом, проектированием и созданием информационной системы подбора компьютерных комплектующих. Рассмотрены аналоги, их преимущества и недостатки.</text:span></text:p>
      <text:p text:style-name="Text_20_body"><text:span text:style-name="T4">Р</text:span><text:span text:style-name="T3">абота содержит </text:span><text:span text:style-name="T1">&lt;</text:span><text:span text:style-name="T3">ЗАМЕНИТЬ</text:span><text:span text:style-name="T1">&gt; </text:span><text:span text:style-name="T3">страницы основного текста, состоит из </text:span><text:span text:style-name="T1">&lt;</text:span><text:span text:style-name="T3">ЗАМЕНИТЬ</text:span><text:span text:style-name="T1">&gt; </text:span><text:span text:style-name="T3">глав и </text:span><text:span text:style-name="T1">&lt;</text:span><text:span text:style-name="T3">ЗАМЕНИТЬ</text:span><text:span text:style-name="T1">&gt; </text:span><text:span text:style-name="T3">приложений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Оглавление</text:p>
          </text:index-title>
          <text:p text:style-name="P16"><text:a xlink:type="simple" xlink:href="#__RefHeading___Toc109_1783695923" text:style-name="Index_20_Link" text:visited-style-name="Index_20_Link">Введение<text:tab/>4</text:a></text:p>
        </text:index-body>
      </text:table-of-content>
      <text:p text:style-name="Text_20_body"><text:span text:style-name="T3"/></text:p>
      <text:h text:style-name="P18" text:outline-level="1"><text:bookmark-start text:name="__RefHeading___Toc109_1783695923"/>Введение<text:bookmark-end text:name="__RefHeading___Toc109_1783695923"/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Обычный" style:font-family-generic="roman" style:font-pitch="variable" fo:font-size="13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15%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42cm" loext:contextual-spacing="false" fo:text-align="center" style:justify-single-word="false"/>
      <style:text-properties style:font-name="Times New Roman2" fo:font-family="'Times New Roman'" style:font-style-name="Полужирный" style:font-family-generic="roman" style:font-pitch="variable" fo:font-size="12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2cm" fo:margin-bottom="0.21cm" loext:contextual-spacing="false"/>
      <style:text-properties style:font-name="Times New Roman2" fo:font-family="'Times New Roman'" style:font-style-name="Полужирный" style:font-family-generic="roman" style:font-pitch="variable" fo:font-size="110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8cm" fo:margin-bottom="0.139cm" loext:contextual-spacing="false"/>
      <style:text-properties style:font-name="Times New Roman2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99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5:45:52.157000000</meta:creation-date>
    <meta:generator>LibreOffice/6.0.2.1$Windows_x86 LibreOffice_project/f7f06a8f319e4b62f9bc5095aa112a65d2f3ac89</meta:generator>
    <dc:date>2018-03-20T17:29:22.152000000</dc:date>
    <meta:editing-duration>PT21M34S</meta:editing-duration>
    <meta:editing-cycles>3</meta:editing-cycles>
    <meta:document-statistic meta:table-count="1" meta:image-count="0" meta:object-count="0" meta:page-count="4" meta:paragraph-count="23" meta:word-count="104" meta:character-count="959" meta:non-whitespace-character-count="873"/>
  </office:meta>
</office:document-meta>
</file>